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524cm" table:align="left"/>
    </style:style>
    <style:style style:name="Table1.A" style:family="table-column">
      <style:table-column-properties style:column-width="1.021cm"/>
    </style:style>
    <style:style style:name="Table1.B" style:family="table-column">
      <style:table-column-properties style:column-width="9.119cm"/>
    </style:style>
    <style:style style:name="Table1.C" style:family="table-column">
      <style:table-column-properties style:column-width="2.38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397cm"/>
    </style:style>
    <style:style style:name="Table2.B" style:family="table-column">
      <style:table-column-properties style:column-width="14.372cm"/>
    </style:style>
    <style:style style:name="Table2.C" style:family="table-column">
      <style:table-column-properties style:column-width="1.23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start" style:justify-single-word="false"/>
      <style:text-properties fo:font-weight="normal" officeooo:rsid="000a16be" officeooo:paragraph-rsid="000a16be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48b1" officeooo:paragraph-rsid="000448b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6ddc" officeooo:paragraph-rsid="00086dd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a16be" officeooo:paragraph-rsid="000a16b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082c" officeooo:paragraph-rsid="000c082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48b1" officeooo:paragraph-rsid="000448b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16be" officeooo:paragraph-rsid="000a16b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0c082c" officeooo:paragraph-rsid="000c082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0dc9c4"/>
    </style:style>
    <style:style style:name="P11" style:family="paragraph" style:parent-style-name="Standard">
      <style:paragraph-properties fo:text-align="start" style:justify-single-word="false"/>
      <style:text-properties officeooo:rsid="000e6026" officeooo:paragraph-rsid="000e6026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a16be" officeooo:paragraph-rsid="000a16b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345fa" officeooo:paragraph-rsid="001345f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4a37c" officeooo:paragraph-rsid="0014a37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24pt" fo:font-weight="bold" officeooo:rsid="000f31b6" officeooo:paragraph-rsid="000f31b6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4pt" fo:font-weight="bold" officeooo:rsid="0010ee19" officeooo:paragraph-rsid="0010ee1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4pt" fo:font-weight="bold" officeooo:rsid="00168e13" officeooo:paragraph-rsid="00168e13" style:font-weight-asian="bold" style:font-weight-complex="bold"/>
    </style:style>
    <style:style style:name="T1" style:family="text">
      <style:text-properties fo:font-size="14pt" fo:font-weight="normal" style:font-weight-asian="normal" style:font-weight-complex="normal"/>
    </style:style>
    <style:style style:name="T2" style:family="text">
      <style:text-properties fo:font-size="24pt"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c9c4" style:font-weight-asian="normal" style:font-weight-complex="normal"/>
    </style:style>
    <style:style style:name="T6" style:family="text">
      <style:text-properties fo:font-size="12pt"/>
    </style:style>
    <style:style style:name="T7" style:family="text">
      <style:text-properties fo:font-size="12pt" officeooo:rsid="00105eaf"/>
    </style:style>
    <style:style style:name="T8" style:family="text">
      <style:text-properties fo:font-size="12pt" officeooo:rsid="001345fa"/>
    </style:style>
    <style:style style:name="T9" style:family="text">
      <style:text-properties fo:font-size="10pt"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0 – Hold Shift &amp; Check Checkboxes</text:p>
      <text:p text:style-name="P2"/>
      <text:p text:style-name="P7"><text:span text:style-name="T2">Challenge :</text:span> why I am unable to add event listener to checkbox &amp; for the event ‘onchange’.</text:p>
      <text:p text:style-name="P7">The event ‘onchange’ is for form,</text:p>
      <text:p text:style-name="P7">try using ‘change’ event to see if the box is ticked or not.</text:p>
      <text:p text:style-name="P7"/>
      <text:p text:style-name="P3">The <text:span text:style-name="Source_20_Text">change</text:span> event is fired for <text:a xlink:type="simple" xlink:href="https://developer.mozilla.org/en-US/docs/Web/HTML/Element/input" text:style-name="Internet_20_link" text:visited-style-name="Visited_20_Internet_20_Link"><text:span text:style-name="Source_20_Text">&lt;input&gt;</text:span></text:a>, <text:a xlink:type="simple" xlink:href="https://developer.mozilla.org/en-US/docs/Web/HTML/Element/select" text:style-name="Internet_20_link" text:visited-style-name="Visited_20_Internet_20_Link"><text:span text:style-name="Source_20_Text">&lt;select&gt;</text:span></text:a>, and <text:a xlink:type="simple" xlink:href="https://developer.mozilla.org/en-US/docs/Web/HTML/Element/textarea" text:style-name="Internet_20_link" text:visited-style-name="Visited_20_Internet_20_Link"><text:span text:style-name="Source_20_Text">&lt;textarea&gt;</text:span></text:a> elements when an alteration to the element's value is committed by the user. Unlike the <text:a xlink:type="simple" xlink:href="https://developer.mozilla.org/en-US/docs/Web/API/HTMLElement/input_event" text:style-name="Internet_20_link" text:visited-style-name="Visited_20_Internet_20_Link"><text:span text:style-name="Source_20_Text">input</text:span></text:a> event, the <text:span text:style-name="Source_20_Text">change</text:span> event is not necessarily fired for each alteration to an element's <text:span text:style-name="Source_20_Text">value</text:span>.</text:p>
      <text:p text:style-name="P7"/>
      <text:p text:style-name="P7"/>
      <text:p text:style-name="P4">Learning:</text:p>
      <text:p text:style-name="P4">CSS selector reference &amp; pseudo selector are important</text:p>
      <text:p text:style-name="P4"/>
      <text:p text:style-name="P5">input:checked + p{}</text:p>
      <text:p text:style-name="P8">The <text:span text:style-name="T3">element+element</text:span> selector is used to select an element that is directly after another specific element.</text:p>
      <text:p text:style-name="P8"/>
      <text:p text:style-name="P1">The <text:span text:style-name="Strong_20_Emphasis"><text:span text:style-name="Source_20_Text">:checked</text:span></text:span> <text:a xlink:type="simple" xlink:href="https://developer.mozilla.org/en-US/docs/Web/CSS" text:style-name="Internet_20_link" text:visited-style-name="Visited_20_Internet_20_Link">CSS</text:a> <text:a xlink:type="simple" xlink:href="https://developer.mozilla.org/en-US/docs/CSS/Pseudo-classes" text:style-name="Internet_20_link" text:visited-style-name="Visited_20_Internet_20_Link">pseudo-class</text:a> selector represents any <text:span text:style-name="Strong_20_Emphasis">radio </text:span>(<text:a xlink:type="simple" xlink:href="https://developer.mozilla.org/en-US/docs/Web/HTML/Element/input/radio" text:style-name="Internet_20_link" text:visited-style-name="Visited_20_Internet_20_Link"><text:span text:style-name="Source_20_Text">&lt;input type="radio"&gt;</text:span></text:a>), <text:span text:style-name="Strong_20_Emphasis">checkbox </text:span>(<text:a xlink:type="simple" xlink:href="https://developer.mozilla.org/en-US/docs/Web/HTML/Element/input/checkbox" text:style-name="Internet_20_link" text:visited-style-name="Visited_20_Internet_20_Link"><text:span text:style-name="Source_20_Text">&lt;input type="checkbox"&gt;</text:span></text:a>), or <text:span text:style-name="Strong_20_Emphasis">option</text:span> (<text:a xlink:type="simple" xlink:href="https://developer.mozilla.org/en-US/docs/Web/HTML/Element/option" text:style-name="Internet_20_link" text:visited-style-name="Visited_20_Internet_20_Link"><text:span text:style-name="Source_20_Text">&lt;option&gt;</text:span></text:a> in a <text:a xlink:type="simple" xlink:href="https://developer.mozilla.org/en-US/docs/Web/HTML/Element/select" text:style-name="Internet_20_link" text:visited-style-name="Visited_20_Internet_20_Link"><text:span text:style-name="Source_20_Text">&lt;select&gt;</text:span></text:a>) element that is checked or toggled to an <text:span text:style-name="Source_20_Text">on</text:span> state.</text:p>
      <text:p text:style-name="P8">The user can engage this state by checking/selecting an element, or disengage it by unchecking/deselecting the element.</text:p>
      <text:p text:style-name="P8"/>
      <text:p text:style-name="P8"/>
      <text:p text:style-name="P15">Challenge : <text:span text:style-name="T7">Which event listener to listen for observing if checkbox is ticked or not? Change vs click </text:span></text:p>
      <text:p text:style-name="P16"><text:span text:style-name="T7">E</text:span><text:span text:style-name="T6">vent 1 : </text:span><text:span text:style-name="T8">(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42120427216">
          <table:table-cell table:style-name="Table2.A1" office:value-type="string">
            <text:p text:style-name="Table_20_Contents"><text:a xlink:type="simple" xlink:href="https://www.w3schools.com/jsref/event_onchange.asp" text:style-name="Internet_20_link" text:visited-style-name="Visited_20_Internet_20_Link">change</text:a></text:p>
          </table:table-cell>
          <table:table-cell table:style-name="Table2.A1" office:value-type="string">
            <text:p text:style-name="Table_20_Contents">The event occurs when the content of a form element, the selection, or the checked state have changed (for &lt;input&gt;, &lt;select&gt;, and &lt;textarea&gt;)</text:p>
          </table:table-cell>
          <table:table-cell table:style-name="Table2.A1" office:value-type="string">
            <text:p text:style-name="Table_20_Contents"><text:a xlink:type="simple" xlink:href="https://www.w3schools.com/jsref/obj_event.asp" text:style-name="Internet_20_link" text:visited-style-name="Visited_20_Internet_20_Link">Event</text:a></text:p>
          </table:table-cell>
        </table:table-row>
      </table:table>
      <text:p text:style-name="P16"><text:span text:style-name="T6"/></text:p>
      <text:p text:style-name="P16"><text:span text:style-name="T6">Event 2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42120842128">
          <table:table-cell table:style-name="Table1.A1" office:value-type="string">
            <text:p text:style-name="Table_20_Contents"><text:a xlink:type="simple" xlink:href="https://www.w3schools.com/jsref/event_onclick.asp" text:style-name="Internet_20_link" text:visited-style-name="Visited_20_Internet_20_Link">click</text:a></text:p>
          </table:table-cell>
          <table:table-cell table:style-name="Table1.A1" office:value-type="string">
            <text:p text:style-name="Table_20_Contents">The event occurs when the user clicks on an element</text:p>
          </table:table-cell>
          <table:table-cell table:style-name="Table1.A1" office:value-type="string">
            <text:p text:style-name="Table_20_Contents"><text:a xlink:type="simple" xlink:href="https://www.w3schools.com/jsref/obj_mouseevent.asp" text:style-name="Internet_20_link" text:visited-style-name="Visited_20_Internet_20_Link">MouseEvent</text:a></text:p>
          </table:table-cell>
        </table:table-row>
      </table:table>
      <text:p text:style-name="P15"><text:span text:style-name="T9"/></text:p>
      <text:p text:style-name="P13">In checkbox content of the input tag is not changing rather state of the tag is changing, so in my view prefer <text:span text:style-name="T10">‘click’ </text:span>event.</text:p>
      <text:p text:style-name="P13"/>
      <text:p text:style-name="P14">Another reason to use ‘click’ event is that it gets activated even on keyboard button press too.</text:p>
      <text:p text:style-name="P14"/>
      <text:p text:style-name="P14"/>
      <text:p text:style-name="P17">Challenge : <text:span text:style-name="T1">On shift clicking all check below it used to get ticked.<text:line-break/>It was doing its task perfectly. <text:line-break/>It was expected that first check box without shift key &amp; then check the last box with the input.</text:span></text:p>
      <text:p text:style-name="P14"/>
      <text:p text:style-name="P6">Reading: </text:p>
      <text:p text:style-name="P6"><text:soft-page-break/>[ <text:a xlink:type="simple" xlink:href="https://developer.mozilla.org/en-US/docs/Web/CSS/Pseudo-classes" text:style-name="Internet_20_link" text:visited-style-name="Visited_20_Internet_20_Link"><text:span text:style-name="T4">https://developer.mozilla.org/en-US/docs/Web/CSS/Pseudo-classes</text:span></text:a><text:span text:style-name="T4"> ]</text:span></text:p>
      <text:p text:style-name="P6"><text:span text:style-name="T4"/></text:p>
      <text:p text:style-name="P6"><text:span text:style-name="T4"/></text:p>
      <text:p text:style-name="P10"><text:span text:style-name="T5">[ </text:span><text:a xlink:type="simple" xlink:href="https://www.w3schools.com/js/js_events.asp" text:style-name="Internet_20_link" text:visited-style-name="Visited_20_Internet_20_Link"><text:span text:style-name="T5">https://www.w3schools.com/js/js_events.asp</text:span></text:a><text:span text:style-name="T5"> ]</text:span></text:p>
      <text:p text:style-name="P10"><text:span text:style-name="T5"/></text:p>
      <text:p text:style-name="P11"><text:span text:style-name="T5">[ </text:span><text:a xlink:type="simple" xlink:href="https://www.w3schools.com/jsref/dom_obj_event.asp" text:style-name="Internet_20_link" text:visited-style-name="Visited_20_Internet_20_Link"><text:span text:style-name="T4">https://www.w3schools.com/jsref/dom_obj_event.asp</text:span></text:a><text:span text:style-name="T5"> </text:span><text:span text:style-name="T4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3T20:36:18.495686035</meta:creation-date>
    <dc:date>2021-01-27T01:13:57.323868284</dc:date>
    <meta:editing-duration>PT4H24M8S</meta:editing-duration>
    <meta:editing-cycles>18</meta:editing-cycles>
    <meta:generator>LibreOffice/7.0.4.2$Linux_X86_64 LibreOffice_project/573028415b474775687f7355a6d413c41d013a01</meta:generator>
    <meta:document-statistic meta:table-count="2" meta:image-count="0" meta:object-count="0" meta:page-count="2" meta:paragraph-count="27" meta:word-count="307" meta:character-count="1913" meta:non-whitespace-character-count="1628"/>
  </office:meta>
</office:document-meta>
</file>